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18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3.01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969cm" table:align="left"/>
    </style:style>
    <style:style style:name="Table2.A" style:family="table-column">
      <style:table-column-properties style:column-width="1.905cm"/>
    </style:style>
    <style:style style:name="Table2.B" style:family="table-column">
      <style:table-column-properties style:column-width="2.06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4.44cm" table:align="left"/>
    </style:style>
    <style:style style:name="Table3.A" style:family="table-column">
      <style:table-column-properties style:column-width="1.905cm"/>
    </style:style>
    <style:style style:name="Table3.B" style:family="table-column">
      <style:table-column-properties style:column-width="2.535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rithmetic Operators</text:h>
      <text:p text:style-name="Text_20_body">Used to perform mathematical operations.</text:p>
      <text:h text:style-name="Heading_20_3" text:outline-level="3"><text:span text:style-name="Source_20_Text">+</text:span> Addition</text:h>
      <text:p text:style-name="Text_20_body">Adds two values.</text:p>
      <text:p text:style-name="P1"><text:span text:style-name="Source_20_Text">a = 5 + 3 <text:s text:c="5"/># 8</text:span></text:p>
      <text:p text:style-name="Text_20_body"><text:span text:style-name="Strong_20_Emphasis">Use case:</text:span> Calculations, counters, concatenation</text:p>
      <text:p text:style-name="P1"><text:span text:style-name="Source_20_Text">"Hello " + "World"</text:span></text:p>
      <text:h text:style-name="Heading_20_3" text:outline-level="3"><text:span text:style-name="Source_20_Text">-</text:span> Subtraction</text:h>
      <text:p text:style-name="Text_20_body">Subtracts right operand from left.</text:p>
      <text:p text:style-name="P1"><text:span text:style-name="Source_20_Text">a = 10 - 4 <text:s text:c="4"/># 6</text:span></text:p>
      <text:p text:style-name="Text_20_body"><text:span text:style-name="Strong_20_Emphasis">Use case:</text:span> Difference, remaining values</text:p>
      <text:h text:style-name="Heading_20_3" text:outline-level="3"><text:span text:style-name="Source_20_Text">*</text:span> Multiplication</text:h>
      <text:p text:style-name="Text_20_body">Multiplies values.</text:p>
      <text:p text:style-name="P1"><text:span text:style-name="Source_20_Text">a = 4 * 3 <text:s text:c="5"/># 12</text:span></text:p>
      <text:p text:style-name="Text_20_body"><text:span text:style-name="Strong_20_Emphasis">Use case:</text:span> Scaling values, repeating strings</text:p>
      <text:p text:style-name="P1"><text:span text:style-name="Source_20_Text">"Hi " * 3</text:span></text:p>
      <text:h text:style-name="Heading_20_3" text:outline-level="3"><text:span text:style-name="Source_20_Text">/</text:span> Division</text:h>
      <text:p text:style-name="Text_20_body">Returns floating-point division.</text:p>
      <text:p text:style-name="P1"><text:span text:style-name="Source_20_Text">10 / 4 <text:s text:c="4"/># 2.5</text:span></text:p>
      <text:p text:style-name="Text_20_body"><text:span text:style-name="Strong_20_Emphasis">Use case:</text:span> Averages, ratios</text:p>
      <text:h text:style-name="Heading_20_3" text:outline-level="3"><text:span text:style-name="Source_20_Text">//</text:span> Floor Division</text:h>
      <text:p text:style-name="Text_20_body">Returns integer quotient (rounded down).</text:p>
      <text:p text:style-name="P1"><text:span text:style-name="Source_20_Text">10 // 4 <text:s text:c="3"/># 2</text:span></text:p>
      <text:p text:style-name="Text_20_body"><text:span text:style-name="Strong_20_Emphasis">Use case:</text:span> Pagination, chunking data</text:p>
      <text:h text:style-name="Heading_20_3" text:outline-level="3"><text:span text:style-name="Source_20_Text">%</text:span> Modulus</text:h>
      <text:p text:style-name="Text_20_body">Returns remainder.</text:p>
      <text:p text:style-name="P1"><text:span text:style-name="Source_20_Text">10 % 3 <text:s text:c="4"/># 1</text:span></text:p>
      <text:p text:style-name="Text_20_body"><text:span text:style-name="Strong_20_Emphasis">Use case:</text:span> Even/odd check, cyclic operations</text:p>
      <text:p text:style-name="Preformatted_20_Text"><text:soft-page-break/><text:span text:style-name="Source_20_Text">if n % 2 == 0:</text:span></text:p>
      <text:p text:style-name="P1"><text:span text:style-name="Source_20_Text"><text:s text:c="4"/>print("Even")</text:span></text:p>
      <text:h text:style-name="Heading_20_3" text:outline-level="3"><text:span text:style-name="Source_20_Text">**</text:span> Exponentiation</text:h>
      <text:p text:style-name="Text_20_body">Raises power.</text:p>
      <text:p text:style-name="P1"><text:span text:style-name="Source_20_Text">2 ** 3 <text:s text:c="4"/># 8</text:span></text:p>
      <text:p text:style-name="Text_20_body"><text:span text:style-name="Strong_20_Emphasis">Use case:</text:span> Powers, square roots</text:p>
      <text:p text:style-name="P1"><text:span text:style-name="Source_20_Text">n ** 0.5</text:span></text:p>
      <text:h text:style-name="Heading_20_2" text:outline-level="2">Assignment Operators</text:h>
      <text:p text:style-name="Text_20_body">Used to assign or update values.</text:p>
      <text:h text:style-name="Heading_20_3" text:outline-level="3"><text:span text:style-name="Source_20_Text">=</text:span></text:h>
      <text:p text:style-name="Text_20_body">Assigns value.</text:p>
      <text:p text:style-name="P1"><text:span text:style-name="Source_20_Text">x = 5</text:span></text:p>
      <text:h text:style-name="Heading_20_3" text:outline-level="3">Compound Assignment (<text:span text:style-name="Source_20_Text">+=</text:span>, <text:span text:style-name="Source_20_Text">-=</text:span>, etc.)</text:h>
      <text:p text:style-name="Preformatted_20_Text"><text:span text:style-name="Source_20_Text">x += 2 <text:s text:c="3"/># x = x + 2</text:span></text:p>
      <text:p text:style-name="P1"><text:span text:style-name="Source_20_Text">x *= 3</text:span></text:p>
      <text:p text:style-name="Text_20_body"><text:span text:style-name="Strong_20_Emphasis">Use case:</text:span> Counters, accumulators</text:p>
      <text:h text:style-name="Heading_20_2" text:outline-level="2">Comparison (Relational) Operators</text:h>
      <text:p text:style-name="Text_20_body">Used to compare values and return <text:span text:style-name="Source_20_Text">True</text:span> or <text:span text:style-name="Source_20_Text">False</text:span>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Operator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==</text:span></text:p>
          </table:table-cell>
          <table:table-cell table:style-name="Table1.A1" office:value-type="string">
            <text:p text:style-name="Table_20_Contents">Equal</text:p>
          </table:table-cell>
        </table:table-row>
        <table:table-row>
          <table:table-cell table:style-name="Table1.A1" office:value-type="string">
            <text:p text:style-name="Table_20_Contents"><text:span text:style-name="Source_20_Text">!=</text:span></text:p>
          </table:table-cell>
          <table:table-cell table:style-name="Table1.A1" office:value-type="string">
            <text:p text:style-name="Table_20_Contents">Not equal</text:p>
          </table:table-cell>
        </table:table-row>
        <table:table-row>
          <table:table-cell table:style-name="Table1.A1" office:value-type="string">
            <text:p text:style-name="Table_20_Contents"><text:span text:style-name="Source_20_Text">&gt;</text:span></text:p>
          </table:table-cell>
          <table:table-cell table:style-name="Table1.A1" office:value-type="string">
            <text:p text:style-name="Table_20_Contents">Greater</text:p>
          </table:table-cell>
        </table:table-row>
        <table:table-row>
          <table:table-cell table:style-name="Table1.A1" office:value-type="string">
            <text:p text:style-name="Table_20_Contents"><text:span text:style-name="Source_20_Text">&lt;</text:span></text:p>
          </table:table-cell>
          <table:table-cell table:style-name="Table1.A1" office:value-type="string">
            <text:p text:style-name="Table_20_Contents">Less</text:p>
          </table:table-cell>
        </table:table-row>
        <table:table-row>
          <table:table-cell table:style-name="Table1.A1" office:value-type="string">
            <text:p text:style-name="Table_20_Contents"><text:span text:style-name="Source_20_Text">&gt;=</text:span></text:p>
          </table:table-cell>
          <table:table-cell table:style-name="Table1.A1" office:value-type="string">
            <text:p text:style-name="Table_20_Contents">Greater or equal</text:p>
          </table:table-cell>
        </table:table-row>
        <table:table-row>
          <table:table-cell table:style-name="Table1.A1" office:value-type="string">
            <text:p text:style-name="Table_20_Contents"><text:span text:style-name="Source_20_Text">&lt;=</text:span></text:p>
          </table:table-cell>
          <table:table-cell table:style-name="Table1.A1" office:value-type="string">
            <text:p text:style-name="Table_20_Contents">Less or equal</text:p>
          </table:table-cell>
        </table:table-row>
      </table:table>
      <text:p text:style-name="Preformatted_20_Text"><text:span text:style-name="Source_20_Text">a = 10</text:span></text:p>
      <text:p text:style-name="Preformatted_20_Text"><text:span text:style-name="Source_20_Text">b = 5</text:span></text:p>
      <text:p text:style-name="P1"><text:span text:style-name="Source_20_Text">a &gt; b <text:s text:c="4"/># True</text:span></text:p>
      <text:p text:style-name="Text_20_body"><text:span text:style-name="Strong_20_Emphasis">Use case:</text:span> Conditions, validations, sorting</text:p>
      <text:h text:style-name="Heading_20_2" text:outline-level="2">Logical Operators</text:h>
      <text:p text:style-name="Text_20_body">Used to combine conditions.</text:p>
      <text:h text:style-name="Heading_20_3" text:outline-level="3"><text:soft-page-break/><text:span text:style-name="Source_20_Text">and</text:span></text:h>
      <text:p text:style-name="Text_20_body">True if both conditions are True.</text:p>
      <text:p text:style-name="P1"><text:span text:style-name="Source_20_Text">age &gt; 18 and age &lt; 60</text:span></text:p>
      <text:h text:style-name="Heading_20_3" text:outline-level="3"><text:span text:style-name="Source_20_Text">or</text:span></text:h>
      <text:p text:style-name="Text_20_body">True if at least one condition is True.</text:p>
      <text:p text:style-name="P1"><text:span text:style-name="Source_20_Text">day == "Sat" or day == "Sun"</text:span></text:p>
      <text:h text:style-name="Heading_20_3" text:outline-level="3"><text:span text:style-name="Source_20_Text">not</text:span></text:h>
      <text:p text:style-name="Text_20_body">Negates a condition.</text:p>
      <text:p text:style-name="P1"><text:span text:style-name="Source_20_Text">not is_logged_in</text:span></text:p>
      <text:p text:style-name="Text_20_body"><text:span text:style-name="Strong_20_Emphasis">Use case:</text:span> Decision making, access control</text:p>
      <text:h text:style-name="Heading_20_2" text:outline-level="2">Bitwise Operators</text:h>
      <text:p text:style-name="Text_20_body">Operate on binary (bits)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Operator</text:p>
            </table:table-cell>
            <table:table-cell table:style-name="Table2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&amp;</text:span></text:p>
          </table:table-cell>
          <table:table-cell table:style-name="Table2.A1" office:value-type="string">
            <text:p text:style-name="Table_20_Contents">AND</text:p>
          </table:table-cell>
        </table:table-row>
        <table:table-row>
          <table:table-cell table:style-name="Table2.A1" office:value-type="string">
            <text:p text:style-name="Table_20_Contents">`</text:p>
          </table:table-cell>
          <table:table-cell table:style-name="Table2.A1" office:value-type="string">
            <text:p text:style-name="Table_20_Contents">`</text:p>
          </table:table-cell>
        </table:table-row>
        <table:table-row>
          <table:table-cell table:style-name="Table2.A1" office:value-type="string">
            <text:p text:style-name="Table_20_Contents"><text:span text:style-name="Source_20_Text">^</text:span></text:p>
          </table:table-cell>
          <table:table-cell table:style-name="Table2.A1" office:value-type="string">
            <text:p text:style-name="Table_20_Contents">XOR</text:p>
          </table:table-cell>
        </table:table-row>
        <table:table-row>
          <table:table-cell table:style-name="Table2.A1" office:value-type="string">
            <text:p text:style-name="Table_20_Contents"><text:span text:style-name="Source_20_Text">~</text:span></text:p>
          </table:table-cell>
          <table:table-cell table:style-name="Table2.A1" office:value-type="string">
            <text:p text:style-name="Table_20_Contents">NOT</text:p>
          </table:table-cell>
        </table:table-row>
        <table:table-row>
          <table:table-cell table:style-name="Table2.A1" office:value-type="string">
            <text:p text:style-name="Table_20_Contents"><text:span text:style-name="Source_20_Text">&lt;&lt;</text:span></text:p>
          </table:table-cell>
          <table:table-cell table:style-name="Table2.A1" office:value-type="string">
            <text:p text:style-name="Table_20_Contents">Left shift</text:p>
          </table:table-cell>
        </table:table-row>
        <table:table-row>
          <table:table-cell table:style-name="Table2.A1" office:value-type="string">
            <text:p text:style-name="Table_20_Contents"><text:span text:style-name="Source_20_Text">&gt;&gt;</text:span></text:p>
          </table:table-cell>
          <table:table-cell table:style-name="Table2.A1" office:value-type="string">
            <text:p text:style-name="Table_20_Contents">Right shift</text:p>
          </table:table-cell>
        </table:table-row>
      </table:table>
      <text:p text:style-name="Preformatted_20_Text"><text:span text:style-name="Source_20_Text">5 &amp; 3 <text:s text:c="4"/># 1</text:span></text:p>
      <text:p text:style-name="P1"><text:span text:style-name="Source_20_Text">5 &lt;&lt; 1 <text:s text:c="3"/># 10</text:span></text:p>
      <text:p text:style-name="Text_20_body"><text:span text:style-name="Strong_20_Emphasis">Use case:</text:span> Low-level programming, OS, embedded systems, performance optimizations</text:p>
      <text:h text:style-name="Heading_20_2" text:outline-level="2">Membership Operators</text:h>
      <text:p text:style-name="Text_20_body">Check presence in a sequence.</text:p>
      <text:h text:style-name="Heading_20_3" text:outline-level="3"><text:span text:style-name="Source_20_Text">in</text:span></text:h>
      <text:p text:style-name="P1"><text:span text:style-name="Source_20_Text">"a" in "apple" <text:s text:c="3"/># True</text:span></text:p>
      <text:h text:style-name="Heading_20_3" text:outline-level="3"><text:span text:style-name="Source_20_Text">not in</text:span></text:h>
      <text:p text:style-name="P1"><text:span text:style-name="Source_20_Text">5 not in [1,2,3] <text:s/># True</text:span></text:p>
      <text:p text:style-name="Text_20_body"><text:span text:style-name="Strong_20_Emphasis">Use case:</text:span> Searching, validation, filtering</text:p>
      <text:h text:style-name="Heading_20_2" text:outline-level="2">Identity Operators</text:h>
      <text:p text:style-name="Text_20_body">Check whether two variables refer to the <text:span text:style-name="Strong_20_Emphasis">same object in memory</text:span>.</text:p>
      <text:h text:style-name="Heading_20_3" text:outline-level="3"><text:soft-page-break/><text:span text:style-name="Source_20_Text">is</text:span></text:h>
      <text:p text:style-name="Preformatted_20_Text"><text:span text:style-name="Source_20_Text">a = [1,2]</text:span></text:p>
      <text:p text:style-name="Preformatted_20_Text"><text:span text:style-name="Source_20_Text">b = a</text:span></text:p>
      <text:p text:style-name="P1"><text:span text:style-name="Source_20_Text">a is b <text:s text:c="2"/># True</text:span></text:p>
      <text:h text:style-name="Heading_20_3" text:outline-level="3"><text:span text:style-name="Source_20_Text">is not</text:span></text:h>
      <text:p text:style-name="P1"><text:span text:style-name="Source_20_Text">a is not b</text:span></text:p>
      <text:p text:style-name="Text_20_body"><text:span text:style-name="Strong_20_Emphasis">Use case:</text:span> None checking, object identity</text:p>
      <text:p text:style-name="P1"><text:span text:style-name="Source_20_Text">if x is None:</text:span></text:p>
      <text:p text:style-name="Horizontal_20_Line"/>
      <text:h text:style-name="Heading_20_2" text:outline-level="2">Unary Operators</text:h>
      <text:p text:style-name="Text_20_body">Operate on a single operand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Operator</text:p>
            </table:table-cell>
            <table:table-cell table:style-name="Table3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+</text:span></text:p>
          </table:table-cell>
          <table:table-cell table:style-name="Table3.A1" office:value-type="string">
            <text:p text:style-name="Table_20_Contents">Unary plus</text:p>
          </table:table-cell>
        </table:table-row>
        <table:table-row>
          <table:table-cell table:style-name="Table3.A1" office:value-type="string">
            <text:p text:style-name="Table_20_Contents"><text:span text:style-name="Source_20_Text">-</text:span></text:p>
          </table:table-cell>
          <table:table-cell table:style-name="Table3.A1" office:value-type="string">
            <text:p text:style-name="Table_20_Contents">Unary minus</text:p>
          </table:table-cell>
        </table:table-row>
        <table:table-row>
          <table:table-cell table:style-name="Table3.A1" office:value-type="string">
            <text:p text:style-name="Table_20_Contents"><text:span text:style-name="Source_20_Text">~</text:span></text:p>
          </table:table-cell>
          <table:table-cell table:style-name="Table3.A1" office:value-type="string">
            <text:p text:style-name="Table_20_Contents">Bitwise NOT</text:p>
          </table:table-cell>
        </table:table-row>
        <table:table-row>
          <table:table-cell table:style-name="Table3.A1" office:value-type="string">
            <text:p text:style-name="Table_20_Contents"><text:span text:style-name="Source_20_Text">not</text:span></text:p>
          </table:table-cell>
          <table:table-cell table:style-name="Table3.A1" office:value-type="string">
            <text:p text:style-name="Table_20_Contents">Logical NOT</text:p>
          </table:table-cell>
        </table:table-row>
      </table:table>
      <text:p text:style-name="Preformatted_20_Text"><text:span text:style-name="Source_20_Text">x = -5</text:span></text:p>
      <text:p text:style-name="P1"><text:span text:style-name="Source_20_Text">not True</text:span></text:p>
      <text:p text:style-name="Text_20_body"><text:span text:style-name="Strong_20_Emphasis">Use case:</text:span> Negation, toggling logic</text:p>
      <text:h text:style-name="Heading_20_2" text:outline-level="2">Conditional (Ternary) Operator</text:h>
      <text:p text:style-name="Text_20_body">One-line <text:span text:style-name="Source_20_Text">if–else</text:span>.</text:p>
      <text:p text:style-name="P1"><text:span text:style-name="Source_20_Text">result = "Even" if n % 2 == 0 else "Odd"</text:span></text:p>
      <text:p text:style-name="Text_20_body"><text:span text:style-name="Strong_20_Emphasis">Use case:</text:span> Short decisions, clean code</text:p>
      <text:h text:style-name="Heading_20_2" text:outline-level="2">Special Operators / Concepts</text:h>
      <text:h text:style-name="Heading_20_3" text:outline-level="3"><text:span text:style-name="Source_20_Text">range()</text:span></text:h>
      <text:p text:style-name="Text_20_body">Generates sequence of numbers.</text:p>
      <text:p text:style-name="P1"><text:span text:style-name="Source_20_Text">range(1, 10, 2)</text:span></text:p>
      <text:p text:style-name="Text_20_body"><text:span text:style-name="Strong_20_Emphasis">Use case:</text:span> Loops, indexing</text:p>
      <text:h text:style-name="Heading_20_3" text:outline-level="3"><text:span text:style-name="Source_20_Text">for–else</text:span></text:h>
      <text:p text:style-name="Text_20_body"><text:span text:style-name="Source_20_Text">else</text:span> runs only if loop finishes without <text:span text:style-name="Source_20_Text">break</text:span>.</text:p>
      <text:p text:style-name="Preformatted_20_Text"><text:span text:style-name="Source_20_Text">for i in range(2, n):</text:span></text:p>
      <text:p text:style-name="Preformatted_20_Text"><text:span text:style-name="Source_20_Text"><text:s text:c="4"/>if n % i == 0:</text:span></text:p>
      <text:p text:style-name="Preformatted_20_Text"><text:soft-page-break/><text:span text:style-name="Source_20_Text"><text:s text:c="8"/>break</text:span></text:p>
      <text:p text:style-name="Preformatted_20_Text"><text:span text:style-name="Source_20_Text">else:</text:span></text:p>
      <text:p text:style-name="P1"><text:span text:style-name="Source_20_Text"><text:s text:c="4"/>print("Prime")</text:span></text:p>
      <text:h text:style-name="Heading_20_2" text:outline-level="2">Operator Precedence</text:h>
      <text:p text:style-name="Text_20_body">Determines execution order.</text:p>
      <text:p text:style-name="Text_20_body">Example:</text:p>
      <text:p text:style-name="P1"><text:span text:style-name="Source_20_Text">5 + 2 * 3 <text:s text:c="2"/># 11</text:span></text:p>
      <text:p text:style-name="Text_20_body">Use parentheses to avoid confusion:</text:p>
      <text:p text:style-name="P1"><text:span text:style-name="Source_20_Text">(5 + 2) * 3</text:span></text:p>
      <text:h text:style-name="Heading_20_2" text:outline-level="2">Final One-Line Definition</text:h>
      <text:p text:style-name="Quotations"><text:span text:style-name="Strong_20_Emphasis">Operators are symbols that perform operations on variables and values in Python.</text:span></text:p>
      <text:h text:style-name="Heading_20_2" text:outline-level="2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8T10:56:50.242839014</meta:creation-date>
    <dc:date>2025-12-28T11:00:11.424817634</dc:date>
    <meta:editing-duration>PT3M25S</meta:editing-duration>
    <meta:editing-cycles>1</meta:editing-cycles>
    <meta:document-statistic meta:table-count="3" meta:image-count="0" meta:object-count="0" meta:page-count="5" meta:paragraph-count="151" meta:word-count="509" meta:character-count="2673" meta:non-whitespace-character-count="2246"/>
    <meta:generator>LibreOffice/25.8.4.2$Linux_X86_64 LibreOffice_project/580$Build-2</meta:generator>
  </office:meta>
</office:document-meta>
</file>